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ksperiment 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aseli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umlah Data </text:p>
          </table:table-cell>
          <table:table-cell office:value-type="float" office:value="3370" calcext:value-type="float">
            <text:p>3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lah Model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Jawab</text:p>
          </table:table-cell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ca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baikan</text:p>
          </table:table-cell>
          <table:table-cell office:value-type="float" office:value="1235" calcext:value-type="float">
            <text:p>123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Fitur Kata</text:p>
          </table:table-cell>
          <table:table-cell office:value-type="float" office:value="4295" calcext:value-type="float">
            <text:p>429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ecission Tree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64.733" calcext:value-type="float">
            <text:p>64.73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51.5039" calcext:value-type="float">
            <text:p>51.50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653" calcext:value-type="float">
            <text:p>653</text:p>
          </table:table-cell>
          <table:table-cell office:value-type="float" office:value="107" calcext:value-type="float">
            <text:p>107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ive Bayes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58.363" calcext:value-type="float">
            <text:p>58.36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5.68066" calcext:value-type="float">
            <text:p>5.680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21" calcext:value-type="float">
            <text:p>721</text:p>
          </table:table-cell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office:value-type="float" office:value="365" calcext:value-type="float">
            <text:p>36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412" calcext:value-type="float">
            <text:p>412</text:p>
          </table:table-cell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73.274" calcext:value-type="float">
            <text:p>73.27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94.672" calcext:value-type="float">
            <text:p>494.67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62" calcext:value-type="float">
            <text:p>762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045" calcext:value-type="float">
            <text:p>10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umlah Data </text:p>
          </table:table-cell>
          <table:table-cell office:value-type="float" office:value="3370" calcext:value-type="float">
            <text:p>3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lah Model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Jawab</text:p>
          </table:table-cell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ca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baikan</text:p>
          </table:table-cell>
          <table:table-cell office:value-type="float" office:value="1235" calcext:value-type="float">
            <text:p>123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Fitur Kata</text:p>
          </table:table-cell>
          <table:table-cell office:value-type="float" office:value="4390" calcext:value-type="float">
            <text:p>439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ecission Tree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65.444" calcext:value-type="float">
            <text:p>65.44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5.5995" calcext:value-type="float">
            <text:p>45.59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677" calcext:value-type="float">
            <text:p>677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ive Bayes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59.43" calcext:value-type="float">
            <text:p>59.4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6.0878" calcext:value-type="float">
            <text:p>6.08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81" calcext:value-type="float">
            <text:p>781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9" calcext:value-type="float">
            <text:p>209</text:p>
          </table:table-cell>
          <table:table-cell office:value-type="float" office:value="323" calcext:value-type="float">
            <text:p>32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75" calcext:value-type="float">
            <text:p>375</text:p>
          </table:table-cell>
          <table:table-cell office:value-type="float" office:value="294" calcext:value-type="float">
            <text:p>294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73.345" calcext:value-type="float">
            <text:p>73.34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97.385" calcext:value-type="float">
            <text:p>497.3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77" calcext:value-type="float">
            <text:p>777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4" calcext:value-type="float">
            <text:p>104</text:p>
          </table:table-cell>
          <table:table-cell office:value-type="float" office:value="263" calcext:value-type="float">
            <text:p>263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/>
        </table:table-row>
      </table:table>
      <table:table table:name="Eksperiment 2" table:style-name="ta1">
        <table:table-column table:style-name="co1" table:default-cell-style-name="Default"/>
        <table:table-row table:style-name="ro1">
          <table:table-cell/>
        </table:table-row>
      </table:table>
      <table:table table:name="Eksperiment 3" table:style-name="ta1">
        <table:table-column table:style-name="co1" table:default-cell-style-name="Default"/>
        <table:table-row table:style-name="ro1">
          <table:table-cell/>
        </table:table-row>
      </table:table>
      <table:table table:name="Eksperiment 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09:28:49.642063815</meta:creation-date>
    <dc:date>2017-08-28T12:40:57.525286382</dc:date>
    <meta:editing-duration>PT2H8M33S</meta:editing-duration>
    <meta:editing-cycles>2</meta:editing-cycles>
    <meta:generator>LibreOffice/4.2.8.2$Linux_X86_64 LibreOffice_project/420m0$Build-2</meta:generator>
    <meta:document-statistic meta:table-count="4" meta:cell-count="254" meta:object-count="0"/>
  </office:meta>
</office:document-meta>
</file>